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374in"/>
    </style:style>
    <style:style style:name="co2" style:family="table-column">
      <style:table-column-properties fo:break-before="auto" style:column-width="2.3319in"/>
    </style:style>
    <style:style style:name="co3" style:family="table-column">
      <style:table-column-properties fo:break-before="auto" style:column-width="0.6736in"/>
    </style:style>
    <style:style style:name="co4" style:family="table-column">
      <style:table-column-properties fo:break-before="auto" style:column-width="0.7457in"/>
    </style:style>
    <style:style style:name="co5" style:family="table-column">
      <style:table-column-properties fo:break-before="auto" style:column-width="0.6772in"/>
    </style:style>
    <style:style style:name="co6" style:family="table-column">
      <style:table-column-properties fo:break-before="auto" style:column-width="1.3717in"/>
    </style:style>
    <style:style style:name="co7" style:family="table-column">
      <style:table-column-properties fo:break-before="auto" style:column-width="2.9236in"/>
    </style:style>
    <style:style style:name="co8" style:family="table-column">
      <style:table-column-properties fo:break-before="auto" style:column-width="0.8571in"/>
    </style:style>
    <style:style style:name="co9" style:family="table-column">
      <style:table-column-properties fo:break-before="auto" style:column-width="0.8835in"/>
    </style:style>
    <style:style style:name="co10" style:family="table-column">
      <style:table-column-properties fo:break-before="auto" style:column-width="0.7283in"/>
    </style:style>
    <style:style style:name="co11" style:family="table-column">
      <style:table-column-properties fo:break-before="auto" style:column-width="1.3807in"/>
    </style:style>
    <style:style style:name="co12" style:family="table-column">
      <style:table-column-properties fo:break-before="auto" style:column-width="1.0972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Blad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10">
      <style:table-cell-properties style:rotation-align="none"/>
    </style:style>
    <style:style style:name="ce2" style:family="table-cell" style:parent-style-name="Default">
      <style:table-cell-properties style:diagonal-bl-tr="none" style:diagonal-tl-br="none" fo:border="none" style:rotation-align="none"/>
    </style:style>
    <style:style style:name="ce3" style:family="table-cell" style:parent-style-name="Default">
      <style:table-cell-properties fo:border-bottom="2.49pt solid #000000" style:diagonal-bl-tr="none" style:diagonal-tl-br="none" fo:background-color="transparent" fo:border-left="none" fo:border-right="none" style:rotation-align="none" fo:border-top="none"/>
    </style:style>
    <style:style style:name="ce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1" table:default-cell-style-name="Default"/>
        <table:table-row table:style-name="ro1">
          <table:table-cell table:number-columns-repeated="2"/>
          <table:table-cell office:value-type="string" calcext:value-type="string">
            <text:p>Aantal</text:p>
          </table:table-cell>
          <table:table-cell office:value-type="string" calcext:value-type="string">
            <text:p>Prijs</text:p>
          </table:table-cell>
          <table:table-cell office:value-type="string" calcext:value-type="string">
            <text:p>Tota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tion</text:p>
          </table:table-cell>
          <table:table-cell office:value-type="string" calcext:value-type="string">
            <text:p>Zonnepanelen</text:p>
          </table:table-cell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table:formula="of:=[.D2]*[.C2]" office:value-type="float" office:value="1800" calcext:value-type="float">
            <text:p>1800</text:p>
          </table:table-cell>
          <table:table-cell/>
          <table:table-cell office:value-type="string" calcext:value-type="string">
            <text:p>Maandelijkse kosten</text:p>
          </table:table-cell>
          <table:table-cell office:value-type="string" calcext:value-type="string">
            <text:p>Reclame</text:p>
          </table:table-cell>
          <table:table-cell table:formula="of:=2500" office:value-type="float" office:value="2500" calcext:value-type="float">
            <text:p>2500</text:p>
          </table:table-cell>
          <table:table-cell table:number-columns-repeated="2"/>
          <table:table-cell office:value-type="string" calcext:value-type="string">
            <text:p>Ontwikkelingskosten</text:p>
          </table:table-cell>
          <table:table-cell office:value-type="string" calcext:value-type="string">
            <text:p>Software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ower electronics</text:p>
          </table:table-cell>
          <table:table-cell office:value-type="float" office:value="1" calcext:value-type="float">
            <text:p>1</text:p>
          </table:table-cell>
          <table:table-cell office:value-type="float" office:value="3500" calcext:value-type="float">
            <text:p>3500</text:p>
          </table:table-cell>
          <table:table-cell table:formula="of:=[.D3]*[.C3]" office:value-type="float" office:value="3500" calcext:value-type="float">
            <text:p>3500</text:p>
          </table:table-cell>
          <table:table-cell table:number-columns-repeated="2"/>
          <table:table-cell office:value-type="string" calcext:value-type="string">
            <text:p>Onderhoud</text:p>
          </table:table-cell>
          <table:table-cell table:formula="of:=200*[.C20]" office:value-type="float" office:value="4000" calcext:value-type="float">
            <text:p>4000</text:p>
          </table:table-cell>
          <table:table-cell table:number-columns-repeated="3"/>
          <table:table-cell office:value-type="string" calcext:value-type="string">
            <text:p>Station ontwerp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icro controller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D4]*[.C4]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Internet</text:p>
          </table:table-cell>
          <table:table-cell table:formula="of:=10*[.C20]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otspo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[.D5]*[.C5]"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g/w/e</text:p>
          </table:table-cell>
          <table:table-cell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atterijen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formula="of:=[.D6]*[.C6]" office:value-type="float" office:value="3000" calcext:value-type="float">
            <text:p>3000</text:p>
          </table:table-cell>
          <table:table-cell table:number-columns-repeated="2"/>
          <table:table-cell office:value-type="string" calcext:value-type="string">
            <text:p>Afschrijfkosten</text:p>
          </table:table-cell>
          <table:table-cell table:formula="of:=[.C25]/[.C22]/12*[.C20]" office:value-type="float" office:value="2500" calcext:value-type="float">
            <text:p>25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undering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table:formula="of:=[.D7]*[.C7]" office:value-type="float" office:value="5000" calcext:value-type="float">
            <text:p>5000</text:p>
          </table:table-cell>
          <table:table-cell table:number-columns-repeated="2"/>
          <table:table-cell office:value-type="string" calcext:value-type="string">
            <text:p>Kantoorruimte</text:p>
          </table:table-cell>
          <table:table-cell office:value-type="float" office:value="1000" calcext:value-type="float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teriaal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table:formula="of:=[.D8]*[.C8]" office:value-type="float" office:value="5000" calcext:value-type="float">
            <text:p>5000</text:p>
          </table:table-cell>
          <table:table-cell table:number-columns-repeated="2"/>
          <table:table-cell office:value-type="string" calcext:value-type="string">
            <text:p>Paal plaats kosten (bedrijven)</text:p>
          </table:table-cell>
          <table:table-cell table:formula="of:=[.C26]*[.E12]" office:value-type="float" office:value="29600" calcext:value-type="float">
            <text:p>296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eclameschermen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formula="of:=[.D9]*[.C9]"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Reclamebelastin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nstallatiekosten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table:style-name="ce2" table:formula="of:=[.D10]*[.C10]" office:value-type="float" office:value="6000" calcext:value-type="float">
            <text:p>6000</text:p>
          </table:table-cell>
          <table:table-cell table:number-columns-repeated="2"/>
          <table:table-cell office:value-type="string" calcext:value-type="string">
            <text:p>Overige belasting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Onvoorzien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style-name="ce3" table:formula="of:=[.D11]*[.C11]" office:value-type="float" office:value="3000" calcext:value-type="float">
            <text:p>3000</text:p>
          </table:table-cell>
          <table:table-cell table:number-columns-repeated="2"/>
          <table:table-cell office:value-type="string" calcext:value-type="string">
            <text:p>Personeelskosten</text:p>
          </table:table-cell>
          <table:table-cell table:formula="of:=([.I26]+[.I27])*10" office:value-type="float" office:value="1480" calcext:value-type="float">
            <text:p>1480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Totaal per paal</text:p>
          </table:table-cell>
          <table:table-cell/>
          <table:table-cell table:formula="of:=SUM([.E2:.E11])" office:value-type="float" office:value="29600" calcext:value-type="float">
            <text:p>29600</text:p>
          </table:table-cell>
          <table:table-cell table:number-columns-repeated="3"/>
          <table:table-cell table:style-name="ce4" table:formula="of:=SUM([.I2:.I11])" office:value-type="float" office:value="41580" calcext:value-type="float">
            <text:p>41580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taal alle palen</text:p>
          </table:table-cell>
          <table:table-cell/>
          <table:table-cell table:formula="of:=[.E12]*[.C20]" office:value-type="float" office:value="592000" calcext:value-type="float">
            <text:p>5920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chattingen</text:p>
          </table:table-cell>
          <table:table-cell table:number-columns-repeated="5"/>
          <table:table-cell office:value-type="string" calcext:value-type="string">
            <text:p>Aantal gebruikers per pa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er maan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antal palen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Aantal gebruikers</text:p>
          </table:table-cell>
          <table:table-cell table:formula="of:=[.C20]*[.C21]*[.I19]" office:value-type="float" office:value="6000" calcext:value-type="float">
            <text:p>6000</text:p>
          </table:table-cell>
          <table:table-cell office:value-type="string" calcext:value-type="string">
            <text:p>per maand</text:p>
          </table:table-cell>
          <table:table-cell/>
          <table:table-cell office:value-type="string" calcext:value-type="string">
            <text:p>Verkoopkosten</text:p>
          </table:table-cell>
          <table:table-cell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antal gebruikers per paal per da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paal/dag</text:p>
          </table:table-cell>
          <table:table-cell table:number-columns-repeated="3"/>
          <table:table-cell office:value-type="string" calcext:value-type="string">
            <text:p>Stroomopbrengst</text:p>
          </table:table-cell>
          <table:table-cell table:formula="of:=[.C2]*[.C20]*[.C23]" office:value-type="float" office:value="12000" calcext:value-type="float">
            <text:p>12000</text:p>
          </table:table-cell>
          <table:table-cell office:value-type="string" calcext:value-type="string">
            <text:p>kWh/jaar</text:p>
          </table:table-cell>
          <table:table-cell/>
          <table:table-cell office:value-type="string" calcext:value-type="string">
            <text:p>Onderhoudskoste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vensduu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aar</text:p>
          </table:table-cell>
          <table:table-cell table:number-columns-repeated="3"/>
          <table:table-cell office:value-type="string" calcext:value-type="string">
            <text:p>Stroomopbrengst in euro (zonder gebruikers)</text:p>
          </table:table-cell>
          <table:table-cell table:formula="of:=[.I21]*[.C24]" office:value-type="float" office:value="2760" calcext:value-type="float">
            <text:p>2760</text:p>
          </table:table-cell>
          <table:table-cell office:value-type="string" calcext:value-type="string">
            <text:p>euro/jaar</text:p>
          </table:table-cell>
          <table:table-cell/>
          <table:table-cell office:value-type="string" calcext:value-type="string">
            <text:p>Prijs excl. btw</text:p>
          </table:table-cell>
          <table:table-cell table:formula="of:=([.E12]+[.M20]+[.M21])*(1+[.C27])" office:value-type="float" office:value="38740" calcext:value-type="float">
            <text:p>38740</text:p>
          </table:table-cell>
          <table:table-cell office:value-type="string" calcext:value-type="string">
            <text:p>euro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Opbrengst per panee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Wh/jaar</text:p>
          </table:table-cell>
          <table:table-cell table:number-columns-repeated="3"/>
          <table:table-cell office:value-type="string" calcext:value-type="string">
            <text:p>Volle ladingen per station</text:p>
          </table:table-cell>
          <table:table-cell table:formula="of:=[.I20]/[.C20]/30*0.9" office:value-type="float" office:value="9" calcext:value-type="float">
            <text:p>9</text:p>
          </table:table-cell>
          <table:table-cell office:value-type="string" calcext:value-type="string">
            <text:p>ladingen/dag</text:p>
          </table:table-cell>
          <table:table-cell/>
          <table:table-cell office:value-type="string" calcext:value-type="string">
            <text:p>Prijs incl. btw</text:p>
          </table:table-cell>
          <table:table-cell table:formula="of:=[.M22]*1.21" office:value-type="float" office:value="46875.4" calcext:value-type="float">
            <text:p>46875.4</text:p>
          </table:table-cell>
          <table:table-cell office:value-type="string" calcext:value-type="string">
            <text:p>euro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rijs per kWh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euro</text:p>
          </table:table-cell>
          <table:table-cell table:number-columns-repeated="3"/>
          <table:table-cell office:value-type="string" calcext:value-type="string">
            <text:p>kWh nodig voor alle stations</text:p>
          </table:table-cell>
          <table:table-cell table:formula="of:=[.I23]*0.5*[.C20]*365" office:value-type="float" office:value="32850" calcext:value-type="float">
            <text:p>32850</text:p>
          </table:table-cell>
          <table:table-cell office:value-type="string" calcext:value-type="string">
            <text:p>kWh/jaa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osten vernieuwen na 10 jaar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euro</text:p>
          </table:table-cell>
          <table:table-cell table:number-columns-repeated="3"/>
          <table:table-cell office:value-type="string" calcext:value-type="string">
            <text:p>Stroomopbrengst in euro (met gebruikers)</text:p>
          </table:table-cell>
          <table:table-cell table:formula="of:=([.I21]-[.I24])*[.C24]" office:value-type="float" office:value="-4795.5" calcext:value-type="float">
            <text:p>-4795.5</text:p>
          </table:table-cell>
          <table:table-cell office:value-type="string" calcext:value-type="string">
            <text:p>euro/jaa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antal bedrijven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per maand</text:p>
          </table:table-cell>
          <table:table-cell table:number-columns-repeated="3"/>
          <table:table-cell office:value-type="string" calcext:value-type="string">
            <text:p>Werkuren customerservice</text:p>
          </table:table-cell>
          <table:table-cell table:formula="of:=[.C20]/25*40*4" office:value-type="float" office:value="128" calcext:value-type="float">
            <text:p>128</text:p>
          </table:table-cell>
          <table:table-cell office:value-type="string" calcext:value-type="string">
            <text:p>uu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instmarge aan bedrijven</text:p>
          </table:table-cell>
          <table:table-cell table:style-name="ce1" office:value-type="percentage" office:value="0.3" calcext:value-type="percentage">
            <text:p>30%</text:p>
          </table:table-cell>
          <table:table-cell table:number-columns-repeated="4"/>
          <table:table-cell office:value-type="string" calcext:value-type="string">
            <text:p>Werkuren onderhoud</text:p>
          </table:table-cell>
          <table:table-cell table:formula="of:=[.C20]*1" office:value-type="float" office:value="20" calcext:value-type="float">
            <text:p>20</text:p>
          </table:table-cell>
          <table:table-cell office:value-type="string" calcext:value-type="string">
            <text:p>uur</text:p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Inkomsten</text:p>
          </table:table-cell>
          <table:table-cell office:value-type="string" calcext:value-type="string">
            <text:p>Reclame inkomsten lokaal</text:p>
          </table:table-cell>
          <table:table-cell table:formula="of:=12*[.C20]*30" office:value-type="float" office:value="7200" calcext:value-type="float">
            <text:p>72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clame inkomsten puntensysteem</text:p>
          </table:table-cell>
          <table:table-cell table:formula="of:=[.I20]*0.5" office:value-type="float" office:value="3000" calcext:value-type="float">
            <text:p>3000</text:p>
          </table:table-cell>
          <table:table-cell table:number-columns-repeated="5"/>
          <table:table-cell table:formula="of:=([.C37]-[.I12])*12" office:value-type="float" office:value="66774" calcext:value-type="float">
            <text:p>6677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eclame inkomsten app</text:p>
          </table:table-cell>
          <table:table-cell table:formula="of:=[.I20]*0.5" office:value-type="float" office:value="3000" calcext:value-type="float">
            <text:p>3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komsten stroom zonnepanelen</text:p>
          </table:table-cell>
          <table:table-cell table:formula="of:=[.I25]" office:value-type="float" office:value="-4795.5" calcext:value-type="float">
            <text:p>-4795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plaadpalen aan bedrijven</text:p>
          </table:table-cell>
          <table:table-cell table:formula="of:=[.M22]*[.C26]" office:value-type="float" office:value="38740" calcext:value-type="float">
            <text:p>3874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M([.C32:.C36])" office:value-type="float" office:value="47144.5" calcext:value-type="float">
            <text:p>47144.5</text:p>
          </table:table-cell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Hosman</meta:initial-creator>
    <dc:creator>Tim Hosman</dc:creator>
    <meta:creation-date>2016-05-13T08:53:23</meta:creation-date>
    <dc:date>2016-05-24T14:27:24</dc:date>
    <meta:generator>LibreOffice/4.3.3.2$Linux_X86_64 LibreOffice_project/430m0$Build-2</meta:generator>
    <meta:document-statistic meta:table-count="1" meta:cell-count="14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